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9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5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item_tpscroll</text:p>
          </table:table-cell>
          <table:table-cell table:style-name="ce9" table:number-columns-repeated="4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5" table:number-columns-repeated="7"/>
          <table:table-cell table:style-name="ce17"/>
          <table:table-cell table:style-name="ce15" office:value-type="string" calcext:value-type="string">
            <text:p>move_target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number-columns-repeated="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9:35:00.34844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19:42:14.464308614</dc:date>
    <meta:editing-duration>P1DT9H23M35S</meta:editing-duration>
    <meta:editing-cycles>1549</meta:editing-cycles>
    <meta:document-statistic meta:table-count="9" meta:cell-count="2452" meta:object-count="0"/>
  </office:meta>
</office:document-meta>
</file>